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text-properties style:font-name="Calibri"/>
    </style:style>
    <style:style style:name="P5" style:parent-style-name="Standard" style:family="paragraph">
      <style:text-properties style:font-name="Calibri"/>
    </style:style>
    <style:style style:name="P6" style:parent-style-name="Standard" style:family="paragraph">
      <style:text-properties style:font-name="Calibri" fo:font-size="11pt" style:font-size-asian="11pt" style:font-size-complex="11pt"/>
    </style:style>
    <style:style style:name="P7" style:parent-style-name="Standard" style:family="paragraph">
      <style:text-properties fo:font-size="11pt" style:font-size-asian="11pt" style:font-size-complex="11pt"/>
    </style:style>
    <style:style style:name="P8" style:parent-style-name="Standard" style:family="paragraph">
      <style:text-properties fo:font-size="11pt" style:font-size-asian="11pt" style:font-size-complex="11pt"/>
    </style:style>
    <style:style style:name="P9" style:parent-style-name="Standard" style:family="paragraph">
      <style:text-properties fo:font-size="11pt" style:font-size-asian="11pt" style:font-size-complex="11pt"/>
    </style:style>
    <style:style style:name="P10" style:parent-style-name="Standard" style:family="paragraph">
      <style:text-properties fo:font-size="11pt" style:font-size-asian="11pt" style:font-size-complex="11pt"/>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office:automatic-styles>
  <office:body>
    <office:text text:use-soft-page-breaks="true">
      <text:p text:style-name="P1">Arulmani Residence</text:p>
      <text:p text:style-name="P3"/>
      <text:p text:style-name="P4">This residence at Coimbatore reflects the client’s interest and hobby and the prevalent weather conditions of the place. Ample skylight is provided taking care of the glare. Adequate ventilation is provided to<text:s/>make the best use of the prevalent weather.</text:p>
      <text:p text:style-name="P5">The boundaries between the inside and outside has been consciously broken to take advantage of the entire site extent of the site. A fish pond at the entry and a narrow strip garden with a. rough stone fencing wall helps create not just the right desired ambiance but also reflects the client and their life style.</text:p>
      <text:p text:style-name="P6">The project on completion fulfills not just desire and expectation of the family but also plants and pets that form the extended family.</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List" style:display-name="List" style:family="paragraph" style:parent-style-name="Textbody">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4in"/>
      </style:footer-style>
    </style:page-layout>
    <style:style style:name="P2" style:parent-style-name="Footer" style:family="paragraph">
      <style:paragraph-properties fo:text-align="end"/>
      <style:text-properties fo:font-style="italic" style:font-style-asian="italic" style:font-style-complex="italic"/>
    </style:style>
  </office:automatic-styles>
  <office:master-styles>
    <style:master-page style:name="MP0" style:page-layout-name="PL0">
      <style:footer>
        <text:p text:style-name="P2">Vijay Architects., Trichy</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IJAY</dc:creator>
    <meta:creation-date>2015-05-04T17:10:00Z</meta:creation-date>
    <dc:date>2026-04-13T09:35:00Z</dc:date>
    <meta:print-date>2015-05-06T19:56:00Z</meta:print-date>
    <meta:template xlink:href="Normal.dotm" xlink:type="simple"/>
    <meta:editing-cycles>22</meta:editing-cycles>
    <meta:editing-duration>PT8460S</meta:editing-duration>
    <meta:user-defined meta:name="Info 1"/>
    <meta:user-defined meta:name="Info 2"/>
    <meta:user-defined meta:name="Info 3"/>
    <meta:user-defined meta:name="Info 4"/>
    <meta:document-statistic meta:page-count="1" meta:paragraph-count="1" meta:word-count="111" meta:character-count="747" meta:row-count="5" meta:non-whitespace-character-count="637"/>
  </office:meta>
</office:document-meta>
</file>